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list-style-name="WW8Num2"/>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weight="normal" officeooo:rsid="00156897" style:font-size-asian="11pt" style:font-weight-asian="normal" style:font-size-complex="11pt" style:font-weight-complex="normal"/>
    </style:style>
    <style:style style:name="T7" style:family="text">
      <style:text-properties fo:font-style="italic" style:font-style-asian="italic"/>
    </style:style>
    <style:style style:name="T8"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3">October 10</text:span><text:span text:style-name="T1">, 201</text:span><text:span text:style-name="T3">3</text:span></text:p>
      <text:p text:style-name="P3"/>
      <text:p text:style-name="Standard"><text:span text:style-name="T3">Seach Committee: </text:span><text:span text:style-name="T2">Florida Keys Community College</text:span><text:span text:style-name="T1"> Director, </text:span><text:span text:style-name="T2">Sponsored</text:span><text:span text:style-name="T1"> Research:</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Director, </text:span><text:span text:style-name="T2">Sponsored </text:span><text:span text:style-name="T1">Research at </text:span><text:span text:style-name="T2">Florida Keys Community College</text:span><text:span text:style-name="T1">. Moreover, I am very familiar with </text:span><text:span text:style-name="T2">FKCC</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2">FKCC</text:span><text:span text:style-name="T1"> is seeking in a </text:span><text:span text:style-name="T2">Dirctor of Sponsored Research</text:span><text:span text:style-name="T1">:</text:span></text:p>
      <text:list xml:id="list7255898819749508328" text:style-name="WW8Num2">
        <text:list-item>
          <text:p text:style-name="P7"><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6"> </text:span><text:span text:style-name="T8">assess</text:span><text:span text:style-name="T9">ing </text:span><text:span text:style-name="T8"><text:s/>best fit and higher probability of <text:s/>success <text:tab/>with funding organization</text:span><text:span text:style-name="T9">s</text:span><text:span text:style-name="T8">, </text:span><text:span text:style-name="T9">with appropirate follow-up </text:span><text:span text:style-name="T8">on the substantive, <text:s/>methodological, analytical and “relevance” of project </text:span><text:span text:style-name="T9">outcomes</text:span><text:span text:style-name="T8"> . </text:span><text:span text:style-name="T9">Moreover, I have a reputation for quality</text:span><text:span text:style-name="T8"> </text:span><text:span text:style-name="T9">o</text:span><text:span text:style-name="T8">rganization and presentation </text:span><text:span text:style-name="T9">skills</text:span><text:span text:style-name="T8"> to accent the positives of the project.</text:span></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5">New York Times</text:span><text:span text:style-name="T1">, the </text:span><text:span text:style-name="T5">London Financial Times</text:span><text:span text:style-name="T1">, and on </text:span><text:span text:style-name="T5">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text:span><text:soft-page-break/><text:span text:style-name="T1">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7">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7">Community College of Survey of Student Engagement</text:span> (<text:span text:style-name="T7">CCSSE</text:span>) data to promote student learning throughout the accreditation review process. .</text:p>
        </text:list-item>
        <text:list-item>
          <text:p text:style-name="P7"><text:span text:style-name="T1">In 2003, at Dr. Terry O’Banion’s request, I co-authored an article published in the League for Innovation in the Community College’s </text:span><text:span text:style-name="T5">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9"><text:span text:style-name="T1">Most recently, I participated as a program scholar at the Inter-University Consortium Program in Quantitative Methods for Social Research at the University of Michigan, Ann Arbor. My post-</text:span><text:soft-page-break/><text:span text:style-name="T1">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Florida Keys Community College</text:span><text:span text:style-name="T1"> in a supporting role in </text:span><text:span text:style-name="T3">Supporting Research</text:span><text:span text:style-name="T1">. The most salient reason that I am interested is the opportunity to work closely with </text:span><text:span text:style-name="T3">FKCC</text:span><text:span text:style-name="T1">’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Director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9T19:09:49.890000000</dc:date>
    <meta:print-date>2011-04-20T10:25:00</meta:print-date>
    <meta:editing-cycles>3</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618" meta:character-count="10747" meta:non-whitespace-character-count="9146"/>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